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188038" style:font-name="Roboto Mono" style:font-name-asian="Roboto Mono1" style:font-name-complex="Roboto Mono1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>
      <style:paragraph-properties fo:margin-top="0.1665in" fo:margin-bottom="0.1665in" loext:contextual-spacing="false" fo:line-height="100%"/>
    </style:style>
    <style:style style:name="P31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8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13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3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45" style:family="paragraph" style:parent-style-name="Standard" style:list-style-name="WWNum11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46" style:family="paragraph" style:parent-style-name="Standard" style:list-style-name="WWNum8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47" style:family="paragraph" style:parent-style-name="Standard" style:list-style-name="WWNum13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48" style:family="paragraph" style:parent-style-name="Standard" style:list-style-name="WWNum5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49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51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52" style:family="paragraph" style:parent-style-name="Heading_20_4" style:master-page-name="Standard">
      <style:paragraph-properties fo:margin-top="0.1665in" fo:margin-bottom="0.028in" loext:contextual-spacing="false" fo:line-height="100%" fo:keep-together="auto" style:page-number="1" fo:keep-with-next="auto"/>
    </style:style>
    <style:style style:name="P53" style:family="paragraph" style:parent-style-name="Heading_20_3">
      <style:paragraph-properties fo:margin-left="0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5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20pt" fo:font-weight="bold" style:font-size-asian="20pt" style:font-weight-asian="bold" style:font-size-complex="20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7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size="20pt" fo:font-weight="bold" style:font-size-asian="20pt" style:font-weight-asian="bold" style:font-size-complex="20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bookmark text:name="_t3bezj3ye3wj"/><text:span text:style-name="T1">Git Cherry Pick</text:span></text:p>
      <text:p text:style-name="P51"><text:bookmark text:name="_wu56ylcmgism"/><text:span text:style-name="T2">Scenario:</text:span></text:p>
      <text:list xml:id="list2893604591" text:style-name="WWNum10">
        <text:list-item>
          <text:p text:style-name="P4">You have two branches: <text:span text:style-name="T5">branch-A</text:span> and <text:span text:style-name="T5">branch-B</text:span>.</text:p>
        </text:list-item>
        <text:list-item>
          <text:p text:style-name="P12">You made a bug fix commit on <text:span text:style-name="T5">branch-A</text:span> that you now want to apply to <text:span text:style-name="T5">branch-B</text:span> without merging all changes from <text:span text:style-name="T5">branch-A</text:span> into <text:span text:style-name="T5">branch-B</text:span>.</text:p>
        </text:list-item>
      </text:list>
      <text:p text:style-name="P51"><text:bookmark text:name="_pvk0zmu2ep4r"/><text:span text:style-name="T2">Steps:</text:span></text:p>
      <text:p text:style-name="Standard"><text:span text:style-name="T8">Identify the Commit</text:span>:<text:line-break/>First, find the commit hash of the bug fix commit on <text:span text:style-name="T5">branch-A</text:span>:<text:line-break/><text:line-break/><text:span text:style-name="T5">git log --oneline branch-A</text:span></text:p>
      <text:list xml:id="list218985489" text:style-name="WWNum7">
        <text:list-item>
          <text:p text:style-name="P18">Suppose the commit hash is <text:span text:style-name="T5">abcdef1234567890</text:span>.</text:p>
        </text:list-item>
      </text:list>
      <text:p text:style-name="Standard"><text:span text:style-name="T8">Switch to </text:span><text:span text:style-name="T6">branch-B</text:span>:<text:line-break/>Ensure you are on <text:span text:style-name="T5">branch-B</text:span> where you want to apply the bug fix:<text:line-break/><text:line-break/><text:span text:style-name="T5">git checkout branch-B</text:span></text:p>
      <text:list xml:id="list220659665639683" text:continue-numbering="true" text:style-name="WWNum7">
        <text:list-item>
          <text:p text:style-name="P18"/>
        </text:list-item>
      </text:list>
      <text:p text:style-name="Standard"><text:span text:style-name="T8">Cherry-pick the Commit</text:span>:<text:line-break/>Apply the bug fix commit from <text:span text:style-name="T5">branch-A</text:span> to <text:span text:style-name="T5">branch-B</text:span>:<text:line-break/><text:line-break/><text:span text:style-name="T5">git cherry-pick abcdef1234567890</text:span></text:p>
      <text:list xml:id="list220658358107100" text:continue-numbering="true" text:style-name="WWNum7">
        <text:list-item>
          <text:p text:style-name="P18">This command applies the changes introduced by the commit <text:span text:style-name="T5">abcdef1234567890</text:span> onto <text:span text:style-name="T5">branch-B</text:span>.</text:p>
        </text:list-item>
      </text:list>
      <text:p text:style-name="Standard"><text:span text:style-name="T8">Resolve Conflicts (if any)</text:span>:<text:line-break/><text:line-break/><text:span text:style-name="T5">git cherry-pick --continue</text:span></text:p>
      <text:list xml:id="list220659362637962" text:continue-numbering="true" text:style-name="WWNum7">
        <text:list-item>
          <text:p text:style-name="P18"/>
        </text:list-item>
      </text:list>
      <text:p text:style-name="Standard"><text:span text:style-name="T8">Commit the Cherry-picked Changes</text:span>:<text:line-break/>After resolving conflicts (if any), commit the cherry-picked changes on <text:span text:style-name="T5">branch-B</text:span>:<text:line-break/><text:line-break/><text:span text:style-name="T5">git commit</text:span></text:p>
      <text:list xml:id="list220659643097157" text:continue-numbering="true" text:style-name="WWNum7">
        <text:list-item>
          <text:p text:style-name="P18">This creates a new commit on <text:span text:style-name="T5">branch-B</text:span> that includes the changes from <text:span text:style-name="T5">branch-A</text:span>'s selected commit.</text:p>
        </text:list-item>
      </text:list>
      <text:p text:style-name="Standard"><text:span text:style-name="T9">Git Stash</text:span></text:p>
      <text:p text:style-name="Standard"/>
      <text:p text:style-name="P51"><text:bookmark text:name="_1x6d9rh3u310"/><text:span text:style-name="T2">Step 1: Initialize a Git Repository</text:span></text:p>
      <text:p text:style-name="P30">First, create a new directory for your project and initialize a Git repository:</text:p>
      <text:p text:style-name="Standard"><text:span text:style-name="T5">mkdir git-stash-example</text:span></text:p>
      <text:p text:style-name="Standard"><text:soft-page-break/><text:span text:style-name="T5">cd git-stash-example</text:span></text:p>
      <text:p text:style-name="Standard"><text:span text:style-name="T5">git init</text:span></text:p>
      <text:p text:style-name="Standard"/>
      <text:p text:style-name="P51"><text:bookmark text:name="_r2b37ac8ugrm"/><text:span text:style-name="T2">Step 2: Add and Commit Files</text:span></text:p>
      <text:p text:style-name="P30">Create some files and add content to them:</text:p>
      <text:p text:style-name="Standard"><text:span text:style-name="T5">echo "This is file1.txt" &gt; file1.txt</text:span></text:p>
      <text:p text:style-name="Standard"><text:span text:style-name="T5">echo "This is file2.txt" &gt; file2.txt</text:span></text:p>
      <text:p text:style-name="Standard"/>
      <text:p text:style-name="P30">Add these files to the staging area and commit them:</text:p>
      <text:p text:style-name="Standard"><text:span text:style-name="T5">git add file1.txt file2.txt</text:span></text:p>
      <text:p text:style-name="Standard"><text:span text:style-name="T5">git commit -m "Initial commit - Added file1.txt and file2.txt"</text:span></text:p>
      <text:p text:style-name="Standard"/>
      <text:p text:style-name="P51"><text:bookmark text:name="_utxsl4y1krx7"/><text:span text:style-name="T2">Step 3: Modify Files</text:span></text:p>
      <text:p text:style-name="P30">Make some changes to <text:span text:style-name="T5">file1.txt</text:span>:</text:p>
      <text:p text:style-name="Standard"><text:span text:style-name="T5">echo "Updated content in file1.txt" &gt;&gt; file1.txt</text:span></text:p>
      <text:p text:style-name="Standard"/>
      <text:p text:style-name="P51"><text:bookmark text:name="_bwtyh4hy6fik"/><text:span text:style-name="T2">Step 4: Use </text:span><text:span text:style-name="T7">git stash</text:span></text:p>
      <text:p text:style-name="P30">Now, let's use <text:span text:style-name="T5">git stash</text:span> to temporarily store the changes in <text:span text:style-name="T5">file1.txt</text:span> without committing them:</text:p>
      <text:p text:style-name="Standard"><text:span text:style-name="T5">git stash save "WIP: Work in progress changes"</text:span></text:p>
      <text:p text:style-name="Standard"/>
      <text:p text:style-name="P30">This command saves your changes (in this case, the update to <text:span text:style-name="T5">file1.txt</text:span>) to a stash with a message "WIP: Work in progress changes".</text:p>
      <text:p text:style-name="P51"><text:bookmark text:name="_6dvzprnvv8dq"/><text:soft-page-break/><text:span text:style-name="T2">Step 5: Verify Stash</text:span></text:p>
      <text:p text:style-name="P30">You can verify the stash list using:</text:p>
      <text:p text:style-name="Standard"/>
      <text:p text:style-name="Standard"><text:span text:style-name="T5">git stash list</text:span></text:p>
      <text:p text:style-name="Standard"/>
      <text:p text:style-name="P30">It should show something like:</text:p>
      <text:p text:style-name="Standard"><text:span text:style-name="T5">stash@{0}: On master: WIP: Work in progress changes</text:span></text:p>
      <text:p text:style-name="Standard"/>
      <text:p text:style-name="P51"><text:bookmark text:name="_qya1ccw64ubt"/><text:span text:style-name="T2">Step 6: Check Working Directory Status</text:span></text:p>
      <text:p text:style-name="P30">Check the status of your working directory:</text:p>
      <text:p text:style-name="Standard"><text:span text:style-name="T5">git status</text:span></text:p>
      <text:p text:style-name="Standard"/>
      <text:p text:style-name="P30">It should indicate that your working directory is clean (no changes).</text:p>
      <text:p text:style-name="P51"><text:bookmark text:name="_qrmcepe6zgmx"/><text:span text:style-name="T2">Step 7: Apply Stashed Changes</text:span></text:p>
      <text:p text:style-name="P30">Let's apply the stashed changes back into your working directory:</text:p>
      <text:p text:style-name="Standard"><text:span text:style-name="T5">git stash pop</text:span></text:p>
      <text:p text:style-name="P51"><text:bookmark text:name="_mfq9gmap5zp3"/><text:span text:style-name="T2">Step 8: Verify Changes</text:span></text:p>
      <text:p text:style-name="P30">Check the changes in <text:span text:style-name="T5">file1.txt</text:span>:</text:p>
      <text:p text:style-name="Standard"/>
      <text:p text:style-name="Standard"><text:span text:style-name="T5">cat file1.txt</text:span></text:p>
      <text:p text:style-name="P51"><text:bookmark text:name="_j7rxeqdjvpk0"/><text:span text:style-name="T2">Step 9: Commit Stashed Changes</text:span></text:p>
      <text:p text:style-name="P30"><text:soft-page-break/>If you are satisfied with the changes, commit them:</text:p>
      <text:p text:style-name="Standard"/>
      <text:p text:style-name="Standard"><text:span text:style-name="T5">git add file1.txt</text:span></text:p>
      <text:p text:style-name="Standard"><text:span text:style-name="T5">git commit -m "Updated file1.txt with stashed changes"</text:span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><text:bookmark text:name="_s7m9xu6xucbh"/><text:span text:style-name="T3">Docker Project 01</text:span></text:p>
      <text:p text:style-name="P51"><text:bookmark text:name="_44f6z9xdqhpa"/><text:span text:style-name="T2">Project Overview</text:span></text:p>
      <text:p text:style-name="P30">In this project, you'll go through all three lifecycles of Docker: pulling an image and creating a container, modifying the container and creating a new image, and finally, creating a Dockerfile to build and deploy a web application.</text:p>
      <text:p text:style-name="P54"><text:bookmark text:name="_6pdj6fcc7zim"/><text:span text:style-name="T4">Part 1: Creating a Container from a Pulled Image</text:span></text:p>
      <text:p text:style-name="P30"><text:span text:style-name="T8">Objective:</text:span> Pull the official Nginx image from Docker Hub and run it as a container.</text:p>
      <text:p text:style-name="P30"><text:span text:style-name="T8">Steps:</text:span></text:p>
      <text:p text:style-name="Standard"><text:soft-page-break/><text:span text:style-name="T8">Pull the Nginx Image:<text:line-break/></text:span><text:line-break/><text:span text:style-name="T5">docker pull nginx</text:span></text:p>
      <text:list xml:id="list1682973809" text:style-name="WWNum4">
        <text:list-item>
          <text:p text:style-name="P19"/>
        </text:list-item>
      </text:list>
      <text:p text:style-name="Standard"><text:span text:style-name="T8">Run the Nginx Container:<text:line-break/></text:span><text:line-break/><text:span text:style-name="T5">docker run --name my-nginx -d -p 8080:80 nginx</text:span></text:p>
      <text:list xml:id="list220658599997620" text:continue-numbering="true" text:style-name="WWNum4">
        <text:list-item>
          <text:p text:style-name="P5"/>
          <text:list>
            <text:list-item>
              <text:p text:style-name="P31"><text:span text:style-name="T5">--name my-nginx</text:span>: Assigns a name to the container.</text:p>
            </text:list-item>
            <text:list-item>
              <text:p text:style-name="P31"><text:span text:style-name="T5">-d</text:span>: Runs the container in detached mode.</text:p>
            </text:list-item>
            <text:list-item>
              <text:p text:style-name="P35"><text:span text:style-name="T5">-p 8080:80</text:span>: Maps port 8080 on your host to port 80 in the container.</text:p>
            </text:list-item>
          </text:list>
        </text:list-item>
      </text:list>
      <text:p text:style-name="Standard"><text:span text:style-name="T8">Verify the Container is Running:<text:line-break/></text:span><text:line-break/><text:span text:style-name="T5">docker ps</text:span></text:p>
      <text:list xml:id="list220659666552771" text:continue-numbering="true" text:style-name="WWNum4">
        <text:list-item>
          <text:p text:style-name="P5"/>
          <text:list>
            <text:list-item>
              <text:p text:style-name="P35">Visit <text:span text:style-name="T5">http://localhost:8080</text:span> in your browser. You should see the Nginx welcome page.</text:p>
            </text:list-item>
          </text:list>
        </text:list-item>
      </text:list>
      <text:p text:style-name="Standard"/>
      <text:p text:style-name="P54"><text:bookmark text:name="_hxlxd728rs3m"/><text:span text:style-name="T4">Part 2: Modifying the Container and Creating a New Image</text:span></text:p>
      <text:p text:style-name="P30"><text:span text:style-name="T8">Objective:</text:span> Modify the running Nginx container to serve a custom HTML page and create a new image from this modified container.</text:p>
      <text:p text:style-name="P30"><text:span text:style-name="T8">Steps:</text:span></text:p>
      <text:p text:style-name="Standard"><text:span text:style-name="T8">Access the Running Container:<text:line-break/></text:span><text:line-break/><text:span text:style-name="T5">docker exec -it my-nginx /bin/bash</text:span></text:p>
      <text:list xml:id="list2000762114" text:style-name="WWNum9">
        <text:list-item>
          <text:p text:style-name="P20"/>
        </text:list-item>
      </text:list>
      <text:p text:style-name="Standard"><text:span text:style-name="T8">Create a Custom HTML Page:<text:line-break/></text:span><text:line-break/><text:span text:style-name="T5">echo "&lt;html&gt;&lt;body&gt;&lt;h1&gt;Hello from Docker!&lt;/h1&gt;&lt;/body&gt;&lt;/html&gt;" &gt; /usr/share/nginx/html/index.html</text:span></text:p>
      <text:list xml:id="list220658636389056" text:continue-numbering="true" text:style-name="WWNum9">
        <text:list-item>
          <text:p text:style-name="P20"/>
        </text:list-item>
      </text:list>
      <text:p text:style-name="Standard"><text:span text:style-name="T8">Exit the Container:<text:line-break/></text:span><text:line-break/><text:span text:style-name="T5">exit</text:span></text:p>
      <text:list xml:id="list220659670779695" text:continue-numbering="true" text:style-name="WWNum9">
        <text:list-item>
          <text:p text:style-name="P20"/>
        </text:list-item>
      </text:list>
      <text:p text:style-name="Standard"><text:span text:style-name="T8">Commit the Changes to Create a New Image:<text:line-break/></text:span><text:line-break/><text:span text:style-name="T5">docker commit my-nginx custom-nginx</text:span></text:p>
      <text:list xml:id="list220659014811270" text:continue-numbering="true" text:style-name="WWNum9">
        <text:list-item>
          <text:p text:style-name="P20"><text:soft-page-break/></text:p>
        </text:list-item>
      </text:list>
      <text:p text:style-name="Standard"><text:span text:style-name="T8">Run a Container from the New Image:<text:line-break/></text:span><text:line-break/><text:span text:style-name="T5">docker run --name my-custom-nginx -d -p 8081:80 custom-nginx</text:span></text:p>
      <text:list xml:id="list220659005827543" text:continue-numbering="true" text:style-name="WWNum9">
        <text:list-item>
          <text:p text:style-name="P6"/>
        </text:list-item>
        <text:list-item>
          <text:p text:style-name="P28"><text:span text:style-name="T8">Verify the New Container:</text:span></text:p>
          <text:list>
            <text:list-item>
              <text:p text:style-name="P36">Visit <text:span text:style-name="T5">http://localhost:8081</text:span> in your browser. You should see your custom HTML page.</text:p>
            </text:list-item>
          </text:list>
        </text:list-item>
      </text:list>
      <text:p text:style-name="P54"><text:bookmark text:name="_2555703a0xoy"/><text:span text:style-name="T4">Part 3: Creating a Dockerfile to Build and Deploy a Web Application</text:span></text:p>
      <text:p text:style-name="P30"><text:span text:style-name="T8">Objective:</text:span> Write a Dockerfile to create an image for a simple web application and run it as a container.</text:p>
      <text:p text:style-name="P30"><text:span text:style-name="T8">Steps:</text:span></text:p>
      <text:p text:style-name="Standard"><text:span text:style-name="T8">Create a Project Directory:<text:line-break/></text:span><text:line-break/><text:span text:style-name="T5">mkdir my-webapp</text:span></text:p>
      <text:p text:style-name="Standard"><text:span text:style-name="T5">cd my-webapp</text:span></text:p>
      <text:list xml:id="list724266806" text:style-name="WWNum3">
        <text:list-item>
          <text:p text:style-name="P7"/>
        </text:list-item>
        <text:list-item>
          <text:p text:style-name="P13"><text:span text:style-name="T8">Create a Simple Web Application:</text:span></text:p>
        </text:list-item>
      </text:list>
      <text:p text:style-name="Standard">Create an <text:span text:style-name="T5">index.html</text:span> file:<text:line-break/><text:line-break/><text:span text:style-name="T5">&lt;!DOCTYPE html&gt;</text:span></text:p>
      <text:p text:style-name="Standard"><text:span text:style-name="T5">&lt;html&gt;</text:span></text:p>
      <text:p text:style-name="Standard"><text:span text:style-name="T5">&lt;body&gt;</text:span></text:p>
      <text:p text:style-name="Standard"><text:span text:style-name="T5"><text:s text:c="4"/>&lt;h1&gt;Hello from My Web App!&lt;/h1&gt;</text:span></text:p>
      <text:p text:style-name="Standard"><text:span text:style-name="T5">&lt;/body&gt;</text:span></text:p>
      <text:p text:style-name="Standard"><text:span text:style-name="T5">&lt;/html&gt;</text:span></text:p>
      <text:list xml:id="list220658293158682" text:continue-numbering="true" text:style-name="WWNum3">
        <text:list-item>
          <text:list>
            <text:list-item>
              <text:p text:style-name="P41"/>
            </text:list-item>
            <text:list-item>
              <text:p text:style-name="P32">Save this file in the <text:span text:style-name="T5">my-webapp</text:span> directory.</text:p>
            </text:list-item>
          </text:list>
        </text:list-item>
        <text:list-item>
          <text:p text:style-name="P13"><text:span text:style-name="T8">Write the Dockerfile:</text:span></text:p>
        </text:list-item>
      </text:list>
      <text:p text:style-name="Standard"><text:soft-page-break/>Create a <text:span text:style-name="T5">Dockerfile</text:span> in the <text:span text:style-name="T5">my-webapp</text:span> directory with the following content:<text:line-break/><text:line-break/><text:span text:style-name="T5"># Use the official Nginx base image</text:span></text:p>
      <text:p text:style-name="Standard"><text:span text:style-name="T5">FROM nginx:latest</text:span></text:p>
      <text:p text:style-name="P2"/>
      <text:p text:style-name="Standard"><text:span text:style-name="T5"># Copy the custom HTML file to the appropriate location</text:span></text:p>
      <text:p text:style-name="Standard"><text:span text:style-name="T5">COPY index.html /usr/share/nginx/html/</text:span></text:p>
      <text:p text:style-name="P2"/>
      <text:p text:style-name="Standard"><text:span text:style-name="T5"># Expose port 80</text:span></text:p>
      <text:p text:style-name="Standard"><text:span text:style-name="T5">EXPOSE 80</text:span></text:p>
      <text:list xml:id="list220658713917134" text:continue-numbering="true" text:style-name="WWNum3">
        <text:list-item>
          <text:list>
            <text:list-item>
              <text:p text:style-name="P44"/>
            </text:list-item>
          </text:list>
        </text:list-item>
      </text:list>
      <text:p text:style-name="Standard"><text:span text:style-name="T8">Build the Docker Image:<text:line-break/></text:span><text:line-break/><text:span text:style-name="T5">docker build -t my-webapp-image .</text:span></text:p>
      <text:list xml:id="list220658238033844" text:continue-numbering="true" text:style-name="WWNum3">
        <text:list-item>
          <text:p text:style-name="P21"/>
        </text:list-item>
      </text:list>
      <text:p text:style-name="Standard"><text:span text:style-name="T8">Run a Container from the Built Image:<text:line-break/></text:span><text:line-break/><text:span text:style-name="T5">docker run --name my-webapp-container -d -p 8082:80 my-webapp-image</text:span></text:p>
      <text:list xml:id="list220658058810613" text:continue-numbering="true" text:style-name="WWNum3">
        <text:list-item>
          <text:p text:style-name="P7"/>
        </text:list-item>
        <text:list-item>
          <text:p text:style-name="P29"><text:span text:style-name="T8">Verify the Web Application:</text:span></text:p>
          <text:list>
            <text:list-item>
              <text:p text:style-name="P37">Visit <text:span text:style-name="T5">http://localhost:8082</text:span> in your browser. You should see your custom web application.</text:p>
            </text:list-item>
          </text:list>
        </text:list-item>
      </text:list>
      <text:p text:style-name="Standard"><draw:rect text:anchor-type="as-char" style:rel-width="100%" draw:z-index="0" draw:style-name="gr1" draw:text-style-name="P55" svg:width="0.0012in" svg:height="0.0213in"><text:p/></draw:rect></text:p>
      <text:p text:style-name="P54"><text:bookmark text:name="_qmparyrliqw5"/><text:span text:style-name="T4">Part 4: Cleaning Up</text:span></text:p>
      <text:p text:style-name="P30"><text:span text:style-name="T8">Objective:</text:span> Remove all created containers and images to clean up your environment.</text:p>
      <text:p text:style-name="P30"><text:span text:style-name="T8">Steps:</text:span></text:p>
      <text:p text:style-name="Standard"><text:span text:style-name="T8">Stop and Remove the Containers:<text:line-break/></text:span><text:line-break/><text:span text:style-name="T5">docker stop my-nginx my-custom-nginx my-webapp-container</text:span></text:p>
      <text:p text:style-name="Standard"><text:span text:style-name="T5">docker rm my-nginx my-custom-nginx my-webapp-container</text:span></text:p>
      <text:p text:style-name="P49"><text:soft-page-break/></text:p>
      <text:list xml:id="list1893612782" text:style-name="WWNum2">
        <text:list-item>
          <text:p text:style-name="P22"><text:span text:style-name="T8">Remove the Images:<text:line-break/></text:span><text:line-break/><text:span text:style-name="T5">docker rmi nginx custom-nginx my-webapp-image</text:span></text:p>
        </text:list-item>
      </text:list>
      <text:p text:style-name="P3"/>
      <text:p text:style-name="Standard"><text:span text:style-name="T10">Docker Project 02</text:span></text:p>
      <text:p text:style-name="P51"><text:bookmark text:name="_lkn7ht3f3san"/><text:span text:style-name="T2">Project Overview</text:span></text:p>
      <text:p text:style-name="P30">In this advanced project, you'll build a full-stack application using Docker. The application will consist of a front-end web server (Nginx), a back-end application server (Node.js with Express), and a PostgreSQL database. You will also set up a persistent volume for the database and handle inter-container communication. This project will take more time and involve more detailed steps to ensure thorough understanding.</text:p>
      <text:p text:style-name="P54"><text:bookmark text:name="_u46ws7baomfo"/><text:span text:style-name="T4">Part 1: Setting Up the Project Structure</text:span></text:p>
      <text:p text:style-name="P30"><text:span text:style-name="T8">Objective:</text:span> Create a structured project directory with necessary configuration files.</text:p>
      <text:p text:style-name="P30"><text:span text:style-name="T8">Steps:</text:span></text:p>
      <text:p text:style-name="Standard"><text:span text:style-name="T8">Create the Project Directory:<text:line-break/></text:span><text:line-break/><text:span text:style-name="T5">mkdir fullstack-docker-app</text:span></text:p>
      <text:p text:style-name="Standard"><text:span text:style-name="T5">cd fullstack-docker-app</text:span></text:p>
      <text:list xml:id="list1849248555" text:style-name="WWNum6">
        <text:list-item>
          <text:p text:style-name="P23"/>
        </text:list-item>
      </text:list>
      <text:p text:style-name="Standard"><text:span text:style-name="T8">Create Subdirectories for Each Service:<text:line-break/></text:span><text:line-break/><text:span text:style-name="T5">mkdir frontend backend database</text:span></text:p>
      <text:list xml:id="list220658895359369" text:continue-numbering="true" text:style-name="WWNum6">
        <text:list-item>
          <text:p text:style-name="P8"><text:span text:style-name="T8">Create Shared Network and Volume:</text:span></text:p>
          <text:list>
            <text:list-item>
              <text:p text:style-name="P38">Docker allows communication between containers through a shared network.</text:p>
            </text:list-item>
          </text:list>
        </text:list-item>
      </text:list>
      <text:p text:style-name="Standard"><text:line-break/><text:span text:style-name="T5">docker network create fullstack-network</text:span></text:p>
      <text:list xml:id="list220658015239551" text:continue-numbering="true" text:style-name="WWNum6">
        <text:list-item>
          <text:p text:style-name="P8"/>
          <text:list>
            <text:list-item>
              <text:p text:style-name="P38">Create a volume for the PostgreSQL database.</text:p>
            </text:list-item>
          </text:list>
        </text:list-item>
      </text:list>
      <text:p text:style-name="Standard"><text:line-break/><text:span text:style-name="T5">docker volume create pgdata</text:span></text:p>
      <text:p text:style-name="P50"/>
      <text:p text:style-name="P54"><text:bookmark text:name="_4n3naa70hy"/><text:span text:style-name="T4">Part 2: Setting Up the Database</text:span></text:p>
      <text:p text:style-name="P30"><text:soft-page-break/><text:span text:style-name="T8">Objective:</text:span> Set up a PostgreSQL database with Docker.</text:p>
      <text:p text:style-name="P30"><text:span text:style-name="T8">Steps:</text:span></text:p>
      <text:list xml:id="list200147387" text:style-name="WWNum11">
        <text:list-item>
          <text:p text:style-name="P24"><text:span text:style-name="T8">Create a Dockerfile for PostgreSQL:</text:span></text:p>
        </text:list-item>
      </text:list>
      <text:p text:style-name="Standard">In the <text:span text:style-name="T5">database</text:span> directory, create a file named <text:span text:style-name="T5">Dockerfile</text:span> with the following content:<text:line-break/><text:line-break/><text:span text:style-name="T5">FROM postgres:latest</text:span></text:p>
      <text:p text:style-name="Standard"><text:span text:style-name="T5">ENV POSTGRES_USER=user</text:span></text:p>
      <text:p text:style-name="Standard"><text:span text:style-name="T5">ENV POSTGRES_PASSWORD=password</text:span></text:p>
      <text:p text:style-name="Standard"><text:span text:style-name="T5">ENV POSTGRES_DB=mydatabase</text:span></text:p>
      <text:list xml:id="list220658071652039" text:continue-numbering="true" text:style-name="WWNum11">
        <text:list-item>
          <text:list>
            <text:list-item>
              <text:p text:style-name="P45"/>
            </text:list-item>
          </text:list>
        </text:list-item>
      </text:list>
      <text:p text:style-name="Standard"><text:span text:style-name="T8">Build the PostgreSQL Image:<text:line-break/></text:span><text:line-break/><text:span text:style-name="T5">cd database</text:span></text:p>
      <text:p text:style-name="Standard"><text:span text:style-name="T5">docker build -t my-postgres-db .</text:span></text:p>
      <text:p text:style-name="Standard"><text:span text:style-name="T5">cd ..</text:span></text:p>
      <text:list xml:id="list220658660677800" text:continue-numbering="true" text:style-name="WWNum11">
        <text:list-item>
          <text:p text:style-name="P24"/>
        </text:list-item>
      </text:list>
      <text:p text:style-name="Standard"><text:span text:style-name="T8">Run the PostgreSQL Container:<text:line-break/></text:span><text:line-break/><text:span text:style-name="T5">docker run --name postgres-container --network fullstack-network -v pgdata:/var/lib/postgresql/data -d my-postgres-db</text:span></text:p>
      <text:p text:style-name="P50"/>
      <text:p text:style-name="P54"><text:bookmark text:name="_e143thsplhe"/><text:span text:style-name="T4">Part 3: Setting Up the Backend (Node.js with Express)</text:span></text:p>
      <text:p text:style-name="P30"><text:span text:style-name="T8">Objective:</text:span> Create a Node.js application with Express and set it up with Docker.</text:p>
      <text:p text:style-name="P30"><text:span text:style-name="T8">Steps:</text:span></text:p>
      <text:p text:style-name="Standard"><text:span text:style-name="T8">Initialize the Node.js Application:<text:line-break/></text:span><text:line-break/><text:span text:style-name="T5">cd backend</text:span></text:p>
      <text:p text:style-name="Standard"><text:span text:style-name="T5">npm init -y</text:span></text:p>
      <text:list xml:id="list3357757348" text:style-name="WWNum8">
        <text:list-item>
          <text:p text:style-name="P25"/>
        </text:list-item>
      </text:list>
      <text:p text:style-name="Standard"><text:span text:style-name="T8">Install Express and pg (PostgreSQL client for Node.js):<text:line-break/></text:span><text:line-break/><text:span text:style-name="T5">npm install express pg</text:span></text:p>
      <text:list xml:id="list220659162870509" text:continue-numbering="true" text:style-name="WWNum8">
        <text:list-item>
          <text:p text:style-name="P9"><text:soft-page-break/></text:p>
        </text:list-item>
        <text:list-item>
          <text:p text:style-name="P14"><text:span text:style-name="T8">Create the Application Code:</text:span></text:p>
        </text:list-item>
      </text:list>
      <text:p text:style-name="Standard">In the <text:span text:style-name="T5">backend</text:span> directory, create a file named <text:span text:style-name="T5">index.js</text:span> with the following content:<text:line-break/><text:line-break/><text:span text:style-name="T5">const express = require('express');</text:span></text:p>
      <text:p text:style-name="Standard"><text:span text:style-name="T5">const { Pool } = require('pg');</text:span></text:p>
      <text:p text:style-name="Standard"><text:span text:style-name="T5">const app = express();</text:span></text:p>
      <text:p text:style-name="Standard"><text:span text:style-name="T5">const port = 3000;</text:span></text:p>
      <text:p text:style-name="P2"/>
      <text:p text:style-name="Standard"><text:span text:style-name="T5">const pool = new Pool({</text:span></text:p>
      <text:p text:style-name="Standard"><text:span text:style-name="T5"><text:s text:c="4"/>user: 'user',</text:span></text:p>
      <text:p text:style-name="Standard"><text:span text:style-name="T5"><text:s text:c="4"/>host: 'postgres-container',</text:span></text:p>
      <text:p text:style-name="Standard"><text:span text:style-name="T5"><text:s text:c="4"/>database: 'mydatabase',</text:span></text:p>
      <text:p text:style-name="Standard"><text:span text:style-name="T5"><text:s text:c="4"/>password: 'password',</text:span></text:p>
      <text:p text:style-name="Standard"><text:span text:style-name="T5"><text:s text:c="4"/>port: 5432,</text:span></text:p>
      <text:p text:style-name="Standard"><text:span text:style-name="T5">});</text:span></text:p>
      <text:p text:style-name="P2"/>
      <text:p text:style-name="Standard"><text:span text:style-name="T5">app.get('/', (req, res) =&gt; {</text:span></text:p>
      <text:p text:style-name="Standard"><text:span text:style-name="T5"><text:s text:c="4"/>res.send('Hello from Node.js and Docker!');</text:span></text:p>
      <text:p text:style-name="Standard"><text:span text:style-name="T5">});</text:span></text:p>
      <text:p text:style-name="P2"/>
      <text:p text:style-name="Standard"><text:span text:style-name="T5">app.get('/data', async (req, res) =&gt; {</text:span></text:p>
      <text:p text:style-name="Standard"><text:span text:style-name="T5"><text:s text:c="4"/>const client = await pool.connect();</text:span></text:p>
      <text:p text:style-name="Standard"><text:soft-page-break/><text:span text:style-name="T5"><text:s text:c="4"/>const result = await client.query('SELECT NOW()');</text:span></text:p>
      <text:p text:style-name="Standard"><text:span text:style-name="T5"><text:s text:c="4"/>client.release();</text:span></text:p>
      <text:p text:style-name="Standard"><text:span text:style-name="T5"><text:s text:c="4"/>res.send(result.rows);</text:span></text:p>
      <text:p text:style-name="Standard"><text:span text:style-name="T5">});</text:span></text:p>
      <text:p text:style-name="P2"/>
      <text:p text:style-name="Standard"><text:span text:style-name="T5">app.listen(port, () =&gt; {</text:span></text:p>
      <text:p text:style-name="Standard"><text:span text:style-name="T5"><text:s text:c="4"/>console.log(`App running on http://localhost:${port}`);</text:span></text:p>
      <text:p text:style-name="Standard"><text:span text:style-name="T5">});</text:span></text:p>
      <text:list xml:id="list220659689480245" text:continue-numbering="true" text:style-name="WWNum8">
        <text:list-item>
          <text:list>
            <text:list-item>
              <text:p text:style-name="P42"/>
            </text:list-item>
          </text:list>
        </text:list-item>
        <text:list-item>
          <text:p text:style-name="P14"><text:span text:style-name="T8">Create a Dockerfile for the Backend:</text:span></text:p>
        </text:list-item>
      </text:list>
      <text:p text:style-name="Standard">In the <text:span text:style-name="T5">backend</text:span> directory, create a file named <text:span text:style-name="T5">Dockerfile</text:span> with the following content:<text:line-break/><text:line-break/><text:span text:style-name="T5">FROM node:latest</text:span></text:p>
      <text:p text:style-name="P2"/>
      <text:p text:style-name="Standard"><text:span text:style-name="T5">WORKDIR /usr/src/app</text:span></text:p>
      <text:p text:style-name="P2"/>
      <text:p text:style-name="Standard"><text:span text:style-name="T5">COPY package*.json ./</text:span></text:p>
      <text:p text:style-name="Standard"><text:span text:style-name="T5">RUN npm install</text:span></text:p>
      <text:p text:style-name="P2"/>
      <text:p text:style-name="Standard"><text:span text:style-name="T5">COPY . .</text:span></text:p>
      <text:p text:style-name="P2"/>
      <text:p text:style-name="Standard"><text:span text:style-name="T5">EXPOSE 3000</text:span></text:p>
      <text:p text:style-name="Standard"><text:span text:style-name="T5">CMD ["node", "index.js"]</text:span></text:p>
      <text:list xml:id="list220658596625196" text:continue-numbering="true" text:style-name="WWNum8">
        <text:list-item>
          <text:list>
            <text:list-item>
              <text:p text:style-name="P46"><text:soft-page-break/></text:p>
            </text:list-item>
          </text:list>
        </text:list-item>
      </text:list>
      <text:p text:style-name="Standard"><text:span text:style-name="T8">Build the Backend Image:<text:line-break/></text:span><text:line-break/><text:span text:style-name="T5">docker build -t my-node-app .</text:span></text:p>
      <text:p text:style-name="Standard"><text:span text:style-name="T5">cd ..</text:span></text:p>
      <text:list xml:id="list220658330038529" text:continue-numbering="true" text:style-name="WWNum8">
        <text:list-item>
          <text:p text:style-name="P25"/>
        </text:list-item>
      </text:list>
      <text:p text:style-name="Standard"><text:span text:style-name="T8">Run the Backend Container:<text:line-break/></text:span><text:line-break/><text:span text:style-name="T5">docker run --name backend-container --network fullstack-network -d my-node-app</text:span></text:p>
      <text:p text:style-name="Standard"/>
      <text:p text:style-name="P54"><text:bookmark text:name="_g783ox3of6ug"/><text:span text:style-name="T4">Part 4: Setting Up the Frontend (Nginx)</text:span></text:p>
      <text:p text:style-name="P30"><text:span text:style-name="T8">Objective:</text:span> Create a simple static front-end and set it up with Docker.</text:p>
      <text:p text:style-name="P30"><text:span text:style-name="T8">Steps:</text:span></text:p>
      <text:list xml:id="list1262510283" text:style-name="WWNum13">
        <text:list-item>
          <text:p text:style-name="P26"><text:span text:style-name="T8">Create a Simple HTML Page:</text:span></text:p>
        </text:list-item>
      </text:list>
      <text:p text:style-name="Standard">In the <text:span text:style-name="T5">frontend</text:span> directory, create a file named <text:span text:style-name="T5">index.html</text:span> with the following content:<text:line-break/><text:line-break/><text:span text:style-name="T5">&lt;!DOCTYPE html&gt;</text:span></text:p>
      <text:p text:style-name="Standard"><text:span text:style-name="T5">&lt;html&gt;</text:span></text:p>
      <text:p text:style-name="Standard"><text:span text:style-name="T5">&lt;body&gt;</text:span></text:p>
      <text:p text:style-name="Standard"><text:span text:style-name="T5"><text:s text:c="4"/>&lt;h1&gt;Hello from Nginx and Docker!&lt;/h1&gt;</text:span></text:p>
      <text:p text:style-name="Standard"><text:span text:style-name="T5"><text:s text:c="4"/>&lt;p&gt;This is a simple static front-end served by Nginx.&lt;/p&gt;</text:span></text:p>
      <text:p text:style-name="Standard"><text:span text:style-name="T5">&lt;/body&gt;</text:span></text:p>
      <text:p text:style-name="Standard"><text:span text:style-name="T5">&lt;/html&gt;</text:span></text:p>
      <text:list xml:id="list220658970608851" text:continue-numbering="true" text:style-name="WWNum13">
        <text:list-item>
          <text:list>
            <text:list-item>
              <text:p text:style-name="P43"/>
            </text:list-item>
          </text:list>
        </text:list-item>
        <text:list-item>
          <text:p text:style-name="P15"><text:span text:style-name="T8">Create a Dockerfile for the Frontend:</text:span></text:p>
        </text:list-item>
      </text:list>
      <text:p text:style-name="Standard">In the <text:span text:style-name="T5">frontend</text:span> directory, create a file named <text:span text:style-name="T5">Dockerfile</text:span> with the following content:<text:line-break/><text:line-break/><text:span text:style-name="T5">FROM nginx:latest</text:span></text:p>
      <text:p text:style-name="Standard"><text:span text:style-name="T5">COPY index.html /usr/share/nginx/html/index.html</text:span></text:p>
      <text:list xml:id="list220657678124127" text:continue-numbering="true" text:style-name="WWNum13">
        <text:list-item>
          <text:list>
            <text:list-item>
              <text:p text:style-name="P47"><text:soft-page-break/></text:p>
            </text:list-item>
          </text:list>
        </text:list-item>
      </text:list>
      <text:p text:style-name="Standard"><text:span text:style-name="T8">Build the Frontend Image:<text:line-break/></text:span><text:line-break/><text:span text:style-name="T5">cd frontend</text:span></text:p>
      <text:p text:style-name="Standard"><text:span text:style-name="T5">docker build -t my-nginx-app .</text:span></text:p>
      <text:p text:style-name="Standard"><text:span text:style-name="T5">cd ..</text:span></text:p>
      <text:list xml:id="list220657729946005" text:continue-numbering="true" text:style-name="WWNum13">
        <text:list-item>
          <text:p text:style-name="P26"/>
        </text:list-item>
      </text:list>
      <text:p text:style-name="Standard"><text:span text:style-name="T8">Run the Frontend Container:<text:line-break/></text:span><text:line-break/><text:span text:style-name="T5">docker run --name frontend-container --network fullstack-network -p 8080:80 -d my-nginx-app</text:span></text:p>
      <text:p text:style-name="P50"/>
      <text:p text:style-name="P50"><text:span text:style-name="T4">Part 5: Connecting the Backend and Database</text:span></text:p>
      <text:p text:style-name="P30"><text:span text:style-name="T8">Objective:</text:span> Ensure the backend can communicate with the database and handle data requests.</text:p>
      <text:p text:style-name="P30"><text:span text:style-name="T8">Steps:</text:span></text:p>
      <text:list xml:id="list314496050" text:style-name="WWNum12">
        <text:list-item>
          <text:p text:style-name="P10"><text:span text:style-name="T8">Update Backend Code to Fetch Data from PostgreSQL:</text:span></text:p>
          <text:list>
            <text:list-item>
              <text:p text:style-name="P33">Ensure that the <text:span text:style-name="T5">index.js</text:span> code in the backend handles <text:span text:style-name="T5">/data</text:span> endpoint correctly as written above.</text:p>
            </text:list-item>
          </text:list>
        </text:list-item>
        <text:list-item>
          <text:p text:style-name="P16"><text:span text:style-name="T8">Verify Backend Communication:</text:span></text:p>
        </text:list-item>
      </text:list>
      <text:p text:style-name="Standard">Access the backend container:<text:line-break/><text:line-break/><text:span text:style-name="T5">docker exec -it backend-container /bin/bash</text:span></text:p>
      <text:p text:style-name="P50"/>
      <text:p text:style-name="Standard">Test the connection to the database using <text:span text:style-name="T5">psql</text:span>:<text:line-break/><text:line-break/><text:span text:style-name="T5">apt-get update &amp;&amp; apt-get install -y postgresql-client</text:span></text:p>
      <text:p text:style-name="Standard"><text:span text:style-name="T5">psql -h postgres-container -U user -d mydatabase -c "SELECT NOW();"</text:span></text:p>
      <text:p text:style-name="P50"/>
      <text:p text:style-name="Standard">Exit the container:<text:line-break/><text:line-break/><text:span text:style-name="T5">exit</text:span></text:p>
      <text:p text:style-name="P50"/>
      <text:list xml:id="list220658047365895" text:continue-numbering="true" text:style-name="WWNum12">
        <text:list-item>
          <text:p text:style-name="P10"><text:span text:style-name="T8">Test the Backend API:</text:span></text:p>
          <text:list>
            <text:list-item>
              <text:p text:style-name="P33"><text:soft-page-break/>Visit <text:span text:style-name="T5">http://localhost:3000</text:span> to see the basic message.</text:p>
            </text:list-item>
            <text:list-item>
              <text:p text:style-name="P39">Visit <text:span text:style-name="T5">http://localhost:3000/data</text:span> to see the current date and time fetched from PostgreSQL.</text:p>
            </text:list-item>
          </text:list>
        </text:list-item>
      </text:list>
      <text:p text:style-name="P54"><text:bookmark text:name="_gxnqydb0zajg"/><text:span text:style-name="T4">Part 6: Final Integration and Testing</text:span></text:p>
      <text:p text:style-name="P30"><text:span text:style-name="T8">Objective:</text:span> Ensure all components are working together and verify the full-stack application.</text:p>
      <text:p text:style-name="P30"><text:span text:style-name="T8">Steps:</text:span></text:p>
      <text:list xml:id="list2703567105" text:style-name="WWNum5">
        <text:list-item>
          <text:p text:style-name="P11"><text:span text:style-name="T8">Access the Frontend:</text:span></text:p>
          <text:list>
            <text:list-item>
              <text:p text:style-name="P34">Visit <text:span text:style-name="T5">http://localhost:8080</text:span> in your browser. You should see the Nginx welcome page with the custom HTML.</text:p>
            </text:list-item>
          </text:list>
        </text:list-item>
        <text:list-item>
          <text:p text:style-name="P17"><text:span text:style-name="T8">Verify Full Integration:</text:span></text:p>
        </text:list-item>
      </text:list>
      <text:p text:style-name="Standard">Update the <text:span text:style-name="T5">index.html</text:span> to include a link to the backend:<text:line-break/><text:line-break/><text:span text:style-name="T5">&lt;!DOCTYPE html&gt;</text:span></text:p>
      <text:p text:style-name="Standard"><text:span text:style-name="T5">&lt;html&gt;</text:span></text:p>
      <text:p text:style-name="Standard"><text:span text:style-name="T5">&lt;body&gt;</text:span></text:p>
      <text:p text:style-name="Standard"><text:span text:style-name="T5"><text:s text:c="4"/>&lt;h1&gt;Hello from Nginx and Docker!&lt;/h1&gt;</text:span></text:p>
      <text:p text:style-name="Standard"><text:span text:style-name="T5"><text:s text:c="4"/>&lt;p&gt;This is a simple static front-end served by Nginx.&lt;/p&gt;</text:span></text:p>
      <text:p text:style-name="Standard"><text:span text:style-name="T5"><text:s text:c="4"/>&lt;a href="http://localhost:3000/data"&gt;Fetch Data from Backend&lt;/a&gt;</text:span></text:p>
      <text:p text:style-name="Standard"><text:span text:style-name="T5">&lt;/body&gt;</text:span></text:p>
      <text:p text:style-name="Standard"><text:span text:style-name="T5">&lt;/html&gt;</text:span></text:p>
      <text:list xml:id="list220658463662658" text:continue-numbering="true" text:style-name="WWNum5">
        <text:list-item>
          <text:list>
            <text:list-item>
              <text:p text:style-name="P48"/>
            </text:list-item>
          </text:list>
        </text:list-item>
      </text:list>
      <text:p text:style-name="Standard"><text:span text:style-name="T8">Rebuild and Run the Updated Frontend Container:<text:line-break/></text:span><text:line-break/><text:span text:style-name="T5">cd frontend</text:span></text:p>
      <text:p text:style-name="Standard"><text:span text:style-name="T5">docker build -t my-nginx-app .</text:span></text:p>
      <text:p text:style-name="Standard"><text:span text:style-name="T5">docker stop frontend-container</text:span></text:p>
      <text:p text:style-name="Standard"><text:span text:style-name="T5">docker rm frontend-container</text:span></text:p>
      <text:p text:style-name="Standard"><text:soft-page-break/><text:span text:style-name="T5">docker run --name frontend-container --network fullstack-network -p 8080:80 -d my-nginx-app</text:span></text:p>
      <text:p text:style-name="Standard"><text:span text:style-name="T5">cd ..</text:span></text:p>
      <text:p text:style-name="P50"/>
      <text:list xml:id="list220658760701683" text:continue-numbering="true" text:style-name="WWNum5">
        <text:list-item>
          <text:p text:style-name="P11"><text:span text:style-name="T8">Final Verification:</text:span></text:p>
          <text:list>
            <text:list-item>
              <text:p text:style-name="P40">Visit <text:span text:style-name="T5">http://localhost:8080</text:span> and click the link to fetch data from the backend.</text:p>
            </text:list-item>
          </text:list>
        </text:list-item>
      </text:list>
      <text:p text:style-name="Standard"><text:span text:style-name="T4">Part 7: Cleaning Up</text:span></text:p>
      <text:p text:style-name="P30"><text:span text:style-name="T8">Objective:</text:span> Remove all created containers, images, networks, and volumes to clean up your environment.</text:p>
      <text:p text:style-name="P30"><text:span text:style-name="T8">Steps:</text:span></text:p>
      <text:p text:style-name="Standard"><text:span text:style-name="T8">Stop and Remove the Containers:<text:line-break/></text:span><text:line-break/><text:span text:style-name="T5">docker stop frontend-container backend-container postgres-container</text:span></text:p>
      <text:p text:style-name="Standard"><text:span text:style-name="T5">docker rm frontend-container backend-container postgres-container</text:span></text:p>
      <text:list xml:id="list1246533778" text:style-name="WWNum1">
        <text:list-item>
          <text:p text:style-name="P27"/>
        </text:list-item>
      </text:list>
      <text:p text:style-name="Standard"><text:span text:style-name="T8">Remove the Images:<text:line-break/></text:span><text:line-break/><text:span text:style-name="T5">docker rmi my-nginx-app my-node-app my-postgres-db</text:span></text:p>
      <text:list xml:id="list220658874445864" text:continue-numbering="true" text:style-name="WWNum1">
        <text:list-item>
          <text:p text:style-name="P27"/>
        </text:list-item>
      </text:list>
      <text:p text:style-name="Standard"><text:span text:style-name="T8">Remove the Network and Volume:<text:line-break/></text:span><text:line-break/><text:span text:style-name="T5">docker network rm fullstack-network</text:span></text:p>
      <text:p text:style-name="Standard"><text:span text:style-name="T5">docker volume rm pgdata</text:span></text:p>
      <text:list xml:id="list220659511850159" text:continue-numbering="true" text:style-name="WWNum1">
        <text:list-item>
          <text:p text:style-name="P27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5" meta:paragraph-count="265" meta:word-count="1689" meta:character-count="11002" meta:non-whitespace-character-count="9514"/>
    <meta:generator>LibreOfficeDev/6.0.5.2$Linux_X86_64 LibreOffice_project/</meta:generator>
  </office:meta>
</office:document-meta>
</file>